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style:text-position="super 58%" fo:font-size="12pt" fo:font-weight="normal" style:font-size-asian="12pt" style:font-weight-asian="normal" style:font-size-complex="12pt" style:font-weight-complex="normal"/>
    </style:style>
    <style:style style:name="T6" style:family="text">
      <style:text-properties style:text-position="super 58%" fo:font-weight="normal" style:font-weight-asian="normal" style:font-weight-complex="normal"/>
    </style:style>
    <style:style style:name="T7" style:family="text">
      <style:text-properties style:font-name="Liberation Serif"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418, Spring 2011</text:p>
      <text:p text:style-name="P4">Milestone #2 Report</text:p>
      <text:p text:style-name="P3">By: Jonathan Park (jjp1) and Ben Parr (bparr)</text:p>
      <text:p text:style-name="P1"/>
      <text:p text:style-name="P2">Major Changes: </text:p>
      <text:p text:style-name="P7"><text:tab/>After optimizing our serial solver, we found that our previously selected puzzle was no longer adequate to measure performance. Therefore, we generated additional puzzles to test our parallel version. However, we noticed a high variation in speedups with these problems which led us to change our metric again to take the average speedup across multiple puzzles.</text:p>
      <text:p text:style-name="P7"/>
      <text:p text:style-name="P2">What You Have Accomplished So Far:</text:p>
      <text:p text:style-name="P6"><text:tab/>For milestone 2, we optimized our serial KenKen solver and created a working parallel KenKen version implemented using OpenMP. We ran our serial solver against 372 9x9 puzzles from kenken.com and it completed all 372 puzzles in under 5 seconds. On average, it took about 14 milliseconds to solve a 9x9 problem so none of the puzzles can be used to test our parallel solver. Therefore, we generated additional problems that took between 27-75 minutes for the optimized serial solver to complete. However, we noticed a high variation in speedups across these puzzles. For example, on a puzzle that took 27 minutes to complete, the parallel version achieved ~27x speedup but it could only obtain ~15.63x on a 75 minute puzzle. The puzzles and solutions to these problems can be found on our website.</text:p>
      <text:p text:style-name="P6"/>
      <text:p text:style-name="P2">Meeting Your Milestone:</text:p>
      <text:p text:style-name="P5"><text:tab/><text:span text:style-name="T1">We </text:span><text:span text:style-name="T1">partially met our 2</text:span><text:span text:style-name="T6">nd</text:span><text:span text:style-name="T1"> milestone</text:span><text:span text:style-name="T1">. </text:span><text:span text:style-name="T1">We optimized our serial solver to a final version but we did not achieve a 24x speedup across all </text:span><text:span text:style-name="T1">puzzles</text:span><text:span text:style-name="T1">.</text:span><text:span text:style-name="T1"> </text:span><text:span text:style-name="T1">We were, however, able to meet the 24x speedup on some </text:span><text:span text:style-name="T1">puzzles</text:span><text:span text:style-name="T1">. </text:span><text:span text:style-name="T1">If we can make the speedups more consistent, then we're</text:span><text:span text:style-name="T1"> still on track to meet our </text:span><text:span text:style-name="T1">project goal</text:span><text:span text:style-name="T1">.</text:span></text:p>
      <text:p text:style-name="P6"/>
      <text:p text:style-name="P2">Surprises:</text:p>
      <text:p text:style-name="P2"><text:span text:style-name="T4"><text:tab/></text:span><text:span text:style-name="T2">While optimizing the serial code, we discovered a flaw in our logic for computing possible values of a multiplication constraint with few cells. This flaw resulted in a 20x slowdown of our serial code. After this optimization, our selected puzzle that took ~52 minutes to complete only took ~2 minutes. Also, we noticed high variation in our parallel speedups, which we didn't expect.</text:span></text:p>
      <text:p text:style-name="P7"/>
      <text:p text:style-name="P2">Revised Schedule:</text:p>
      <text:p text:style-name="P2"><text:span text:style-name="T3"><text:tab/></text:span><text:span text:style-name="T3">Due to the continued inconsistency of our speedups, we'll spend the next week </text:span><text:span text:style-name="T3">making</text:span><text:span text:style-name="T3"> our speedups more consistent across </text:span><text:span text:style-name="T3">the</text:span><text:span text:style-name="T3"> input files. Aside from making our data more consistent, o</text:span><text:span text:style-name="T3">ur schedule will remain the same as our proposed one </text:span><text:span text:style-name="T3">with a slight modification because of our </text:span><text:span text:style-name="T3">metric change</text:span><text:span text:style-name="T3">. </text:span><text:span text:style-name="T3">W</text:span><text:span text:style-name="T3">e'll attempt to reach our 100% goal by April 2</text:span><text:span text:style-name="T3">7</text:span><text:span text:style-name="T5">th</text:span><text:span text:style-name="T3">, which </text:span><text:span text:style-name="T3">is </text:span><text:span text:style-name="T3">to</text:span><text:span text:style-name="T3"> achieve </text:span><text:span text:style-name="T3">on average a</text:span><text:span text:style-name="T3"> 30x speedup on 32 processors.</text:span></text:p>
      <text:p text:style-name="P7"/>
      <text:p text:style-name="P2">Resources Needed:</text:p>
      <text:p text:style-name="P5"><text:tab/><text:span text:style-name="T1">Our resource needs haven't changed since our proposal or from our first milestone. To reiterate, w</text:span><text:span text:style-name="T7">e will use both Blacklight and Pople for this project. We still estimate that we will spend on average 15 hours on Blacklight and 5 hours on Pople per week. So, in total, we plan to only need 40 more hours on the machines. The main software we need is OpenMP, which is already available on both mach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esung </meta:initial-creator>
    <meta:creation-date>2011-03-30T22:17:23</meta:creation-date>
    <dc:date>2011-04-14T01:42:52</dc:date>
    <dc:creator>Ben Parr</dc:creator>
    <meta:editing-duration>PT05H39M04S</meta:editing-duration>
    <meta:editing-cycles>158</meta:editing-cycles>
    <meta:generator>OpenOffice.org/3.2$Unix OpenOffice.org_project/320m12$Build-9483</meta:generator>
    <meta:document-statistic meta:table-count="0" meta:image-count="0" meta:object-count="0" meta:page-count="1" meta:paragraph-count="15" meta:word-count="482" meta:character-count="2859"/>
  </office:meta>
</office:document-meta>
</file>